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consolas" svg:font-family="consolas, 'lucida console', 'courier new', monospace"/>
  </office:font-face-decls>
  <office:automatic-styles>
    <style:style style:name="P1" style:family="paragraph" style:parent-style-name="Standard">
      <style:text-properties style:font-name="Arial" fo:font-size="15pt" fo:language="ru" fo:country="RU" fo:font-weight="bold" officeooo:rsid="00101945" officeooo:paragraph-rsid="00101945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language="ru" fo:country="RU" fo:font-weight="normal" officeooo:rsid="00101945" officeooo:paragraph-rsid="00101945" style:font-size-asian="15pt" style:font-weight-asian="normal" style:font-size-complex="15pt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<text:span text:style-name="T1">MongoDb</text:span></text:p>
      <text:p text:style-name="P2">Документоориентированная система управления БД. Для хранения данных используется <text:span text:style-name="T1">JSON </text:span>подобный формат, что является удобно. СУБД отличается высокой доступностью, масштабируемостью и безопасностью.</text:p>
      <text:p text:style-name="P2">Особенности: </text:p>
      <text:p text:style-name="P2">1. Быстрая разворачиваемость в облаке</text:p>
      <text:p text:style-name="P2">2. Кроссплатформенность</text:p>
      <text:p text:style-name="P2">3. Монго не требует описания схем таблиц</text:p>
      <text:p text:style-name="P2">Данные хранятся в виде коллекций и документов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consolas" svg:font-family="consolas, 'lucida console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6T00:13:39.860000000</meta:creation-date>
    <dc:date>2022-04-06T01:44:14.082000000</dc:date>
    <meta:editing-duration>PT1H18M34S</meta:editing-duration>
    <meta:editing-cycles>1</meta:editing-cycles>
    <meta:document-statistic meta:table-count="0" meta:image-count="0" meta:object-count="0" meta:page-count="1" meta:paragraph-count="7" meta:word-count="46" meta:character-count="371" meta:non-whitespace-character-count="331"/>
    <meta:generator>LibreOffice/7.2.3.2$Windows_X86_64 LibreOffice_project/d166454616c1632304285822f9c83ce2e660fd92</meta:generator>
  </office:meta>
</office:document-meta>
</file>